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5" table:number-rows-spanned="1">
            <text:p>FINE_TUNE</text:p>
          </table:table-cell>
          <table:covered-table-cell table:number-columns-repeated="4" table:style-name="ce1"/>
          <table:table-cell table:style-name="ce2"/>
          <table:table-cell table:style-name="ce1" office:value-type="string" calcext:value-type="string" table:number-columns-spanned="5" table:number-rows-spanned="1">
            <text:p>FROZEN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SCRATC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21.472222" calcext:value-type="float">
            <text:p>21.472222</text:p>
          </table:table-cell>
          <table:table-cell/>
          <table:table-cell office:value-type="float" office:value="18.416667" calcext:value-type="float">
            <text:p>18.416667</text:p>
          </table:table-cell>
          <table:table-cell office:value-type="float" office:value="15.993056" calcext:value-type="float">
            <text:p>15.993056</text:p>
          </table:table-cell>
          <table:table-cell office:value-type="float" office:value="18.0625" calcext:value-type="float">
            <text:p>18.0625</text:p>
          </table:table-cell>
          <table:table-cell office:value-type="float" office:value="20.006944" calcext:value-type="float">
            <text:p>20.006944</text:p>
          </table:table-cell>
          <table:table-cell office:value-type="float" office:value="19.159722" calcext:value-type="float">
            <text:p>19.159722</text:p>
          </table:table-cell>
          <table:table-cell/>
          <table:table-cell office:value-type="float" office:value="21.034722" calcext:value-type="float">
            <text:p>21.034722</text:p>
          </table:table-cell>
          <table:table-cell office:value-type="float" office:value="17.722222" calcext:value-type="float">
            <text:p>17.722222</text:p>
          </table:table-cell>
          <table:table-cell office:value-type="float" office:value="18.326389" calcext:value-type="float">
            <text:p>18.326389</text:p>
          </table:table-cell>
          <table:table-cell office:value-type="float" office:value="20.763889" calcext:value-type="float">
            <text:p>20.763889</text:p>
          </table:table-cell>
          <table:table-cell office:value-type="float" office:value="19.173611" calcext:value-type="float">
            <text:p>19.173611</text:p>
          </table:table-cell>
        </table:table-row>
        <table:table-row table:style-name="ro1">
          <table:table-cell/>
          <table:table-cell office:value-type="string" calcext:value-type="string">
            <text:p>cv</text:p>
          </table:table-cell>
          <table:table-cell office:value-type="float" office:value="48.104167" calcext:value-type="float">
            <text:p>48.104167</text:p>
          </table:table-cell>
          <table:table-cell/>
          <table:table-cell office:value-type="float" office:value="31.9375" calcext:value-type="float">
            <text:p>31.9375</text:p>
          </table:table-cell>
          <table:table-cell office:value-type="float" office:value="27.208333" calcext:value-type="float">
            <text:p>27.208333</text:p>
          </table:table-cell>
          <table:table-cell office:value-type="float" office:value="42.75" calcext:value-type="float">
            <text:p>42.75</text:p>
          </table:table-cell>
          <table:table-cell office:value-type="float" office:value="44.583333" calcext:value-type="float">
            <text:p>44.583333</text:p>
          </table:table-cell>
          <table:table-cell office:value-type="float" office:value="47.104167" calcext:value-type="float">
            <text:p>47.104167</text:p>
          </table:table-cell>
          <table:table-cell/>
          <table:table-cell office:value-type="float" office:value="42.875" calcext:value-type="float">
            <text:p>42.875</text:p>
          </table:table-cell>
          <table:table-cell office:value-type="float" office:value="35.229167" calcext:value-type="float">
            <text:p>35.229167</text:p>
          </table:table-cell>
          <table:table-cell office:value-type="float" office:value="38" calcext:value-type="float">
            <text:p>38</text:p>
          </table:table-cell>
          <table:table-cell office:value-type="float" office:value="47.833333" calcext:value-type="float">
            <text:p>47.833333</text:p>
          </table:table-cell>
          <table:table-cell office:value-type="float" office:value="46.125" calcext:value-type="float">
            <text:p>46.125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float" office:value="34.145" calcext:value-type="float">
            <text:p>34.145</text:p>
          </table:table-cell>
          <table:table-cell/>
          <table:table-cell office:value-type="float" office:value="30.379167" calcext:value-type="float">
            <text:p>30.379167</text:p>
          </table:table-cell>
          <table:table-cell office:value-type="float" office:value="28.7475" calcext:value-type="float">
            <text:p>28.7475</text:p>
          </table:table-cell>
          <table:table-cell office:value-type="float" office:value="30.1275" calcext:value-type="float">
            <text:p>30.1275</text:p>
          </table:table-cell>
          <table:table-cell office:value-type="float" office:value="33.625833" calcext:value-type="float">
            <text:p>33.625833</text:p>
          </table:table-cell>
          <table:table-cell office:value-type="float" office:value="31.905" calcext:value-type="float">
            <text:p>31.905</text:p>
          </table:table-cell>
          <table:table-cell/>
          <table:table-cell office:value-type="float" office:value="36.555833" calcext:value-type="float">
            <text:p>36.555833</text:p>
          </table:table-cell>
          <table:table-cell office:value-type="float" office:value="35.260833" calcext:value-type="float">
            <text:p>35.260833</text:p>
          </table:table-cell>
          <table:table-cell office:value-type="float" office:value="31.573333" calcext:value-type="float">
            <text:p>31.573333</text:p>
          </table:table-cell>
          <table:table-cell office:value-type="float" office:value="33.934167" calcext:value-type="float">
            <text:p>33.934167</text:p>
          </table:table-cell>
          <table:table-cell office:value-type="float" office:value="32.458333" calcext:value-type="float">
            <text:p>32.458333</text:p>
          </table:table-cell>
        </table:table-row>
        <table:table-row table:style-name="ro1">
          <table:table-cell/>
          <table:table-cell office:value-type="string" calcext:value-type="string">
            <text:p>Ga-IE</text:p>
          </table:table-cell>
          <table:table-cell office:value-type="float" office:value="31.833333" calcext:value-type="float">
            <text:p>31.833333</text:p>
          </table:table-cell>
          <table:table-cell/>
          <table:table-cell office:value-type="float" office:value="24.979167" calcext:value-type="float">
            <text:p>24.979167</text:p>
          </table:table-cell>
          <table:table-cell office:value-type="float" office:value="25.416667" calcext:value-type="float">
            <text:p>25.416667</text:p>
          </table:table-cell>
          <table:table-cell office:value-type="float" office:value="27.5" calcext:value-type="float">
            <text:p>27.5</text:p>
          </table:table-cell>
          <table:table-cell office:value-type="float" office:value="32.197917" calcext:value-type="float">
            <text:p>32.197917</text:p>
          </table:table-cell>
          <table:table-cell office:value-type="float" office:value="31.010417" calcext:value-type="float">
            <text:p>31.010417</text:p>
          </table:table-cell>
          <table:table-cell/>
          <table:table-cell office:value-type="float" office:value="32.270833" calcext:value-type="float">
            <text:p>32.270833</text:p>
          </table:table-cell>
          <table:table-cell office:value-type="float" office:value="29.072917" calcext:value-type="float">
            <text:p>29.072917</text:p>
          </table:table-cell>
          <table:table-cell office:value-type="float" office:value="27.21875" calcext:value-type="float">
            <text:p>27.21875</text:p>
          </table:table-cell>
          <table:table-cell office:value-type="float" office:value="36.135417" calcext:value-type="float">
            <text:p>36.135417</text:p>
          </table:table-cell>
          <table:table-cell office:value-type="float" office:value="29.083333" calcext:value-type="float">
            <text:p>29.083333</text:p>
          </table:table-cell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float" office:value="40.911111" calcext:value-type="float">
            <text:p>40.911111</text:p>
          </table:table-cell>
          <table:table-cell/>
          <table:table-cell office:value-type="float" office:value="35.102778" calcext:value-type="float">
            <text:p>35.102778</text:p>
          </table:table-cell>
          <table:table-cell office:value-type="float" office:value="33.629167" calcext:value-type="float">
            <text:p>33.629167</text:p>
          </table:table-cell>
          <table:table-cell office:value-type="float" office:value="36.891667" calcext:value-type="float">
            <text:p>36.891667</text:p>
          </table:table-cell>
          <table:table-cell office:value-type="float" office:value="42.815278" calcext:value-type="float">
            <text:p>42.815278</text:p>
          </table:table-cell>
          <table:table-cell office:value-type="float" office:value="42.647222" calcext:value-type="float">
            <text:p>42.647222</text:p>
          </table:table-cell>
          <table:table-cell/>
          <table:table-cell office:value-type="float" office:value="43.213889" calcext:value-type="float">
            <text:p>43.213889</text:p>
          </table:table-cell>
          <table:table-cell office:value-type="float" office:value="39.404167" calcext:value-type="float">
            <text:p>39.404167</text:p>
          </table:table-cell>
          <table:table-cell office:value-type="float" office:value="38.1625" calcext:value-type="float">
            <text:p>38.1625</text:p>
          </table:table-cell>
          <table:table-cell office:value-type="float" office:value="41.548611" calcext:value-type="float">
            <text:p>41.548611</text:p>
          </table:table-cell>
          <table:table-cell office:value-type="float" office:value="39.201389" calcext:value-type="float">
            <text:p>39.201389</text:p>
          </table:table-cell>
        </table:table-row>
        <table:table-row table:style-name="ro1">
          <table:table-cell/>
          <table:table-cell office:value-type="string" calcext:value-type="string">
            <text:p>sl</text:p>
          </table:table-cell>
          <table:table-cell office:value-type="float" office:value="23.348958" calcext:value-type="float">
            <text:p>23.348958</text:p>
          </table:table-cell>
          <table:table-cell/>
          <table:table-cell office:value-type="float" office:value="17.958333" calcext:value-type="float">
            <text:p>17.958333</text:p>
          </table:table-cell>
          <table:table-cell office:value-type="float" office:value="15.348958" calcext:value-type="float">
            <text:p>15.348958</text:p>
          </table:table-cell>
          <table:table-cell office:value-type="float" office:value="19.088542" calcext:value-type="float">
            <text:p>19.088542</text:p>
          </table:table-cell>
          <table:table-cell office:value-type="float" office:value="26.4375" calcext:value-type="float">
            <text:p>26.4375</text:p>
          </table:table-cell>
          <table:table-cell office:value-type="float" office:value="21.651042" calcext:value-type="float">
            <text:p>21.651042</text:p>
          </table:table-cell>
          <table:table-cell/>
          <table:table-cell office:value-type="float" office:value="26.244792" calcext:value-type="float">
            <text:p>26.244792</text:p>
          </table:table-cell>
          <table:table-cell office:value-type="float" office:value="17.526042" calcext:value-type="float">
            <text:p>17.526042</text:p>
          </table:table-cell>
          <table:table-cell office:value-type="float" office:value="18.869792" calcext:value-type="float">
            <text:p>18.869792</text:p>
          </table:table-cell>
          <table:table-cell office:value-type="float" office:value="25.302083" calcext:value-type="float">
            <text:p>25.302083</text:p>
          </table:table-cell>
          <table:table-cell office:value-type="float" office:value="23.932292" calcext:value-type="float">
            <text:p>23.932292</text:p>
          </table:table-cell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float" office:value="34.66369" calcext:value-type="float">
            <text:p>34.66369</text:p>
          </table:table-cell>
          <table:table-cell/>
          <table:table-cell office:value-type="float" office:value="29.735119" calcext:value-type="float">
            <text:p>29.735119</text:p>
          </table:table-cell>
          <table:table-cell office:value-type="float" office:value="27.553571" calcext:value-type="float">
            <text:p>27.553571</text:p>
          </table:table-cell>
          <table:table-cell office:value-type="float" office:value="31.78869" calcext:value-type="float">
            <text:p>31.78869</text:p>
          </table:table-cell>
          <table:table-cell office:value-type="float" office:value="34.833333" calcext:value-type="float">
            <text:p>34.833333</text:p>
          </table:table-cell>
          <table:table-cell office:value-type="float" office:value="34.116071" calcext:value-type="float">
            <text:p>34.116071</text:p>
          </table:table-cell>
          <table:table-cell/>
          <table:table-cell office:value-type="float" office:value="36.708333" calcext:value-type="float">
            <text:p>36.708333</text:p>
          </table:table-cell>
          <table:table-cell office:value-type="float" office:value="33.657738" calcext:value-type="float">
            <text:p>33.657738</text:p>
          </table:table-cell>
          <table:table-cell office:value-type="float" office:value="33.002976" calcext:value-type="float">
            <text:p>33.002976</text:p>
          </table:table-cell>
          <table:table-cell office:value-type="float" office:value="35.473214" calcext:value-type="float">
            <text:p>35.473214</text:p>
          </table:table-cell>
          <table:table-cell office:value-type="float" office:value="32.979167" calcext:value-type="float">
            <text:p>32.979167</text:p>
          </table:table-cell>
        </table:table-row>
        <table:table-row table:style-name="ro1">
          <table:table-cell/>
          <table:table-cell office:value-type="string" calcext:value-type="string">
            <text:p>tt</text:p>
          </table:table-cell>
          <table:table-cell office:value-type="float" office:value="32.612847" calcext:value-type="float">
            <text:p>32.612847</text:p>
          </table:table-cell>
          <table:table-cell/>
          <table:table-cell office:value-type="float" office:value="28.626736" calcext:value-type="float">
            <text:p>28.626736</text:p>
          </table:table-cell>
          <table:table-cell office:value-type="float" office:value="26.419271" calcext:value-type="float">
            <text:p>26.419271</text:p>
          </table:table-cell>
          <table:table-cell office:value-type="float" office:value="27.790799" calcext:value-type="float">
            <text:p>27.790799</text:p>
          </table:table-cell>
          <table:table-cell office:value-type="float" office:value="30.796007" calcext:value-type="float">
            <text:p>30.796007</text:p>
          </table:table-cell>
          <table:table-cell office:value-type="float" office:value="31.431424" calcext:value-type="float">
            <text:p>31.431424</text:p>
          </table:table-cell>
          <table:table-cell/>
          <table:table-cell office:value-type="float" office:value="31.279514" calcext:value-type="float">
            <text:p>31.279514</text:p>
          </table:table-cell>
          <table:table-cell office:value-type="float" office:value="28.275174" calcext:value-type="float">
            <text:p>28.275174</text:p>
          </table:table-cell>
          <table:table-cell office:value-type="float" office:value="27.373264" calcext:value-type="float">
            <text:p>27.373264</text:p>
          </table:table-cell>
          <table:table-cell office:value-type="float" office:value="30.523438" calcext:value-type="float">
            <text:p>30.523438</text:p>
          </table:table-cell>
          <table:table-cell office:value-type="float" office:value="29.200521" calcext:value-type="float">
            <text:p>29.200521</text:p>
          </table:table-cell>
        </table:table-row>
        <table:table-row table:style-name="ro1">
          <table:table-cell/>
          <table:table-cell office:value-type="string" calcext:value-type="string">
            <text:p>kab</text:p>
          </table:table-cell>
          <table:table-cell office:value-type="float" office:value="25.759766" calcext:value-type="float">
            <text:p>25.759766</text:p>
          </table:table-cell>
          <table:table-cell/>
          <table:table-cell office:value-type="float" office:value="25.281684" calcext:value-type="float">
            <text:p>25.281684</text:p>
          </table:table-cell>
          <table:table-cell office:value-type="float" office:value="24.919705" calcext:value-type="float">
            <text:p>24.919705</text:p>
          </table:table-cell>
          <table:table-cell office:value-type="float" office:value="25.247396" calcext:value-type="float">
            <text:p>25.247396</text:p>
          </table:table-cell>
          <table:table-cell office:value-type="float" office:value="26.834852" calcext:value-type="float">
            <text:p>26.834852</text:p>
          </table:table-cell>
          <table:table-cell office:value-type="float" office:value="25.496094" calcext:value-type="float">
            <text:p>25.496094</text:p>
          </table:table-cell>
          <table:table-cell/>
          <table:table-cell office:value-type="float" office:value="29.277344" calcext:value-type="float">
            <text:p>29.277344</text:p>
          </table:table-cell>
          <table:table-cell office:value-type="float" office:value="27.769748" calcext:value-type="float">
            <text:p>27.769748</text:p>
          </table:table-cell>
          <table:table-cell office:value-type="float" office:value="25.449436" calcext:value-type="float">
            <text:p>25.449436</text:p>
          </table:table-cell>
          <table:table-cell office:value-type="float" office:value="25.971354" calcext:value-type="float">
            <text:p>25.971354</text:p>
          </table:table-cell>
          <table:table-cell office:value-type="float" office:value="25.572483" calcext:value-type="float">
            <text:p>25.57248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formula="of:=(SUM([.C3:.C11])-SUM([.E3:.E11]))/9" office:value-type="float" office:value="5.60377144444444" calcext:value-type="float">
            <text:p>5.60377144444444</text:p>
          </table:table-cell>
          <table:table-cell table:formula="of:=(SUM([.C3:.C11])-SUM([.F3:.F11]))/9" office:value-type="float" office:value="7.51276288888889" calcext:value-type="float">
            <text:p>7.51276288888889</text:p>
          </table:table-cell>
          <table:table-cell table:formula="of:=(SUM([.C3:.C11])-SUM([.G3:.G11]))/9" office:value-type="float" office:value="3.73377777777778" calcext:value-type="float">
            <text:p>3.73377777777778</text:p>
          </table:table-cell>
          <table:table-cell table:formula="of:=(SUM([.C3:.C11])-SUM([.H3:.H11]))/9" office:value-type="float" office:value="0.0800107777777789" calcext:value-type="float">
            <text:p>0.080010777777779</text:p>
          </table:table-cell>
          <table:table-cell table:formula="of:=(SUM([.C3:.C11])-SUM([.I3:.I11]))/9" office:value-type="float" office:value="0.925548333333331" calcext:value-type="float">
            <text:p>0.925548333333331</text:p>
          </table:table-cell>
          <table:table-cell/>
          <table:table-cell table:formula="of:=(SUM([.C3:.C11])-SUM([.K3:.K11]))/9" office:value-type="float" office:value="-0.73435177777778" calcext:value-type="float">
            <text:p>-0.73435177777778</text:p>
          </table:table-cell>
          <table:table-cell table:formula="of:=(SUM([.C3:.C11])-SUM([.L3:.L11]))/9" office:value-type="float" office:value="3.21478733333333" calcext:value-type="float">
            <text:p>3.21478733333333</text:p>
          </table:table-cell>
          <table:table-cell table:formula="of:=(SUM([.C3:.C11])-SUM([.M3:.M11]))/9" office:value-type="float" office:value="3.87496155555556" calcext:value-type="float">
            <text:p>3.87496155555556</text:p>
          </table:table-cell>
          <table:table-cell table:formula="of:=(SUM([.C3:.C11])-SUM([.N3:.N11]))/9" office:value-type="float" office:value="-0.514934666666666" calcext:value-type="float">
            <text:p>-0.514934666666666</text:p>
          </table:table-cell>
          <table:table-cell table:formula="of:=(SUM([.C3:.C11])-SUM([.O3:.O11]))/9" office:value-type="float" office:value="1.68055166666667" calcext:value-type="float">
            <text:p>1.68055166666667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sc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e1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e2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e3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e4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e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 style:data-style-name="N2" text:time-value="13:55:14.483536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9:49:51.190830579</meta:creation-date>
    <dc:date>2018-12-27T14:01:30.680544636</dc:date>
    <meta:editing-duration>PT29M26S</meta:editing-duration>
    <meta:editing-cycles>5</meta:editing-cycles>
    <meta:generator>LibreOffice/6.0.7.3$Linux_X86_64 LibreOffice_project/00m0$Build-3</meta:generator>
    <meta:document-statistic meta:table-count="1" meta:cell-count="137" meta:object-count="0"/>
  </office:meta>
</office:document-meta>
</file>